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698cm"/>
    </style:style>
    <style:style style:name="gr2" style:family="graphic" style:parent-style-name="standard">
      <style:graphic-properties draw:textarea-horizontal-align="justify" draw:textarea-vertical-align="middle" draw:auto-grow-height="false" fo:min-height="0.952cm" fo:min-width="1.764cm"/>
    </style:style>
    <style:style style:name="gr3" style:family="graphic" style:parent-style-name="standard">
      <style:graphic-properties draw:textarea-horizontal-align="justify" draw:textarea-vertical-align="middle" draw:auto-grow-height="false" fo:min-height="1.035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textarea-horizontal-align="justify" draw:textarea-vertical-align="middle" draw:auto-grow-height="false" fo:min-height="0.966cm" fo:min-width="0.844cm"/>
    </style:style>
    <style:style style:name="gr7" style:family="graphic" style:parent-style-name="standard">
      <style:graphic-properties draw:textarea-horizontal-align="justify" draw:textarea-vertical-align="middle" draw:auto-grow-height="false" fo:min-height="0.889cm" fo:min-width="0.773cm"/>
    </style:style>
    <style:style style:name="gr8" style:family="graphic" style:parent-style-name="standard">
      <style:graphic-properties draw:stroke="none" svg:stroke-color="#000000" draw:fill="none" draw:fill-color="#ffffff" fo:min-height="0.656cm"/>
    </style:style>
    <style:style style:name="gr9" style:family="graphic" style:parent-style-name="standard">
      <style:graphic-properties draw:stroke="none" svg:stroke-color="#000000" draw:fill="none" draw:fill-color="#ffffff" fo:min-height="0.7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694cm" svg:height="1.6cm" svg:x="11.758cm" svg:y="2.366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2cm" svg:height="1.7cm" svg:x="16.003cm" svg:y="4.517cm">
          <text:p text:style-name="P1"><text:span text:style-name="T1">Exce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.9cm" svg:height="1.817cm" svg:x="6.201cm" svg:y="5.783cm">
          <draw:glue-point draw:id="12" svg:x="5cm" svg:y="2.157cm"/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3.204cm" svg:y1="3.732cm" svg:x2="16.471cm" svg:y2="4.766cm" draw:start-shape="id1" draw:start-glue-point="9" draw:end-shape="id2" draw:end-glue-point="5" svg:d="M13204 3732l3267 1034" svg:viewBox="0 0 3268 1035">
          <text:p/>
        </draw:connector>
        <draw:frame draw:style-name="gr5" draw:text-style-name="P4" draw:layer="layout" svg:width="3.8cm" svg:height="1cm" svg:x="13.951cm" svg:y="3.465cm">
          <draw:text-box>
            <text:p text:style-name="P1"><text:span text:style-name="T1">V &lt;= 1</text:span></text:p>
          </draw:text-box>
        </draw:frame>
        <draw:connector draw:style-name="gr4" draw:text-style-name="P3" draw:layer="layout" draw:type="line" svg:x1="12.006cm" svg:y1="3.732cm" svg:x2="7.823cm" svg:y2="6.049cm" draw:start-shape="id1" draw:start-glue-point="7" draw:end-shape="id3" draw:end-glue-point="11" svg:d="M12006 3732l-4183 2317" svg:viewBox="0 0 4184 2318">
          <text:p/>
        </draw:connector>
        <draw:custom-shape draw:style-name="gr6" draw:text-style-name="P2" xml:id="id4" draw:id="id4" draw:layer="layout" svg:width="1.9cm" svg:height="1.72cm" svg:x="12.2cm" svg:y="5.871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" draw:id="id6" draw:layer="layout" svg:width="1.799cm" svg:height="1.611cm" svg:x="6.3cm" svg:y="14.8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7.823cm" svg:y1="7.334cm" svg:x2="12.478cm" svg:y2="7.339cm" draw:start-shape="id3" draw:start-glue-point="9" draw:end-shape="id4" draw:end-glue-point="7" svg:d="M7823 7334l4655 5" svg:viewBox="0 0 4656 6">
          <text:p/>
        </draw:connector>
        <draw:connector draw:style-name="gr4" draw:text-style-name="P3" draw:layer="layout" draw:type="line" svg:x1="7.201cm" svg:y1="13.5cm" svg:x2="7.2cm" svg:y2="14.8cm" draw:start-shape="id5" draw:start-glue-point="8" draw:end-shape="id6" draw:end-glue-point="4" svg:d="M7201 13500l-1 1300" svg:viewBox="0 0 2 1301">
          <text:p/>
        </draw:connector>
        <draw:frame draw:style-name="gr8" draw:text-style-name="P5" draw:layer="layout" svg:width="2.551cm" svg:height="0.906cm" svg:x="8.9cm" svg:y="7.594cm">
          <draw:text-box>
            <text:p><text:span text:style-name="T1">i &lt; V</text:span></text:p>
          </draw:text-box>
        </draw:frame>
        <draw:connector draw:style-name="gr4" draw:text-style-name="P3" draw:layer="layout" draw:type="line" svg:x1="12.2cm" svg:y1="6.731cm" svg:x2="8.101cm" svg:y2="6.692cm" draw:start-shape="id4" draw:start-glue-point="6" draw:end-shape="id3" draw:end-glue-point="10" svg:d="M12200 6731l-4099-39" svg:viewBox="0 0 4100 40">
          <text:p/>
        </draw:connector>
        <draw:frame draw:style-name="gr5" draw:text-style-name="P4" draw:layer="layout" svg:width="3.8cm" svg:height="1cm" svg:x="7.7cm" svg:y="3.9cm">
          <draw:text-box>
            <text:p text:style-name="P1"><text:span text:style-name="T1">V &gt; 1</text:span></text:p>
          </draw:text-box>
        </draw:frame>
        <draw:connector draw:style-name="gr4" draw:text-style-name="P3" draw:layer="layout" draw:type="line" svg:x1="7.151cm" svg:y1="7.6cm" svg:x2="7.2cm" svg:y2="9cm" draw:start-shape="id3" draw:start-glue-point="8" draw:end-shape="id7" draw:end-glue-point="4" svg:d="M7151 7600l49 1400" svg:viewBox="0 0 50 1401">
          <text:p/>
        </draw:connector>
        <draw:frame draw:style-name="gr9" draw:text-style-name="P5" draw:layer="layout" svg:width="2.848cm" svg:height="1.041cm" svg:x="4.552cm" svg:y="10.559cm">
          <draw:text-box>
            <text:p><text:span text:style-name="T1">i &gt;= V - 1</text:span></text:p>
          </draw:text-box>
        </draw:frame>
        <draw:custom-shape draw:style-name="gr7" draw:text-style-name="P2" xml:id="id7" draw:id="id7" draw:layer="layout" svg:width="1.799cm" svg:height="1.611cm" svg:x="6.3cm" svg:y="9cm"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" draw:id="id8" draw:layer="layout" svg:width="1.799cm" svg:height="1.611cm" svg:x="12.401cm" svg:y="9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399cm" svg:height="1cm" svg:x="9.1cm" svg:y="13.3cm">
          <draw:text-box>
            <text:p><text:span text:style-name="T1">i &lt; V</text:span></text:p>
          </draw:text-box>
        </draw:frame>
        <draw:connector draw:style-name="gr4" draw:text-style-name="P3" draw:layer="layout" draw:type="line" svg:x1="12.401cm" svg:y1="9.806cm" svg:x2="8.099cm" svg:y2="9.806cm" draw:start-shape="id8" draw:start-glue-point="6" draw:end-shape="id7" draw:end-glue-point="10" svg:d="M12401 9806h-4302" svg:viewBox="0 0 4303 1">
          <text:p/>
        </draw:connector>
        <draw:connector draw:style-name="gr4" draw:text-style-name="P3" draw:layer="layout" draw:type="line" svg:x1="7.836cm" svg:y1="10.375cm" svg:x2="12.664cm" svg:y2="10.375cm" draw:start-shape="id7" draw:start-glue-point="9" draw:end-shape="id8" draw:end-glue-point="7" svg:d="M7836 10375h4828" svg:viewBox="0 0 4829 1">
          <text:p/>
        </draw:connector>
        <draw:connector draw:style-name="gr4" draw:text-style-name="P3" draw:layer="layout" draw:type="line" svg:x1="12.571cm" svg:y1="1.2cm" svg:x2="12.605cm" svg:y2="2.366cm" draw:end-shape="id1" draw:end-glue-point="4" svg:d="M12571 1200l34 1166" svg:viewBox="0 0 35 1167">
          <text:p/>
        </draw:connector>
        <draw:frame draw:style-name="gr8" draw:text-style-name="P5" draw:layer="layout" svg:width="2.041cm" svg:height="0.906cm" svg:x="5.4cm" svg:y="13.594cm">
          <draw:text-box>
            <text:p><text:span text:style-name="T1">i &gt;= V</text:span></text:p>
          </draw:text-box>
        </draw:frame>
        <draw:custom-shape draw:style-name="gr7" draw:text-style-name="P2" xml:id="id5" draw:id="id5" draw:layer="layout" svg:width="1.799cm" svg:height="1.611cm" svg:x="6.301cm" svg:y="11.889cm"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9" draw:id="id9" draw:layer="layout" svg:width="1.799cm" svg:height="1.611cm" svg:x="12.501cm" svg:y="11.9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2.501cm" svg:y1="12.706cm" svg:x2="8.1cm" svg:y2="12.695cm" draw:start-shape="id9" draw:start-glue-point="6" draw:end-shape="id5" draw:end-glue-point="10" svg:d="M12501 12706l-4401-11" svg:viewBox="0 0 4402 12">
          <text:p/>
        </draw:connector>
        <draw:connector draw:style-name="gr4" draw:text-style-name="P3" draw:layer="layout" draw:type="line" svg:x1="7.837cm" svg:y1="13.264cm" svg:x2="12.764cm" svg:y2="13.275cm" draw:start-shape="id5" draw:start-glue-point="9" draw:end-shape="id9" draw:end-glue-point="7" svg:d="M7837 13264l4927 11" svg:viewBox="0 0 4928 12">
          <text:p/>
        </draw:connector>
        <draw:connector draw:style-name="gr4" draw:text-style-name="P3" draw:layer="layout" draw:type="line" svg:x1="7.2cm" svg:y1="10.611cm" svg:x2="7.201cm" svg:y2="11.889cm" draw:start-shape="id7" draw:start-glue-point="8" draw:end-shape="id5" draw:end-glue-point="4" svg:d="M7200 10611l1 1278" svg:viewBox="0 0 2 1279">
          <text:p/>
        </draw:connector>
        <draw:frame draw:style-name="gr9" draw:text-style-name="P5" draw:layer="layout" svg:width="2.848cm" svg:height="1.041cm" svg:x="9.052cm" svg:y="10.359cm">
          <draw:text-box>
            <text:p><text:span text:style-name="T1">i &lt; V - 1</text:span></text:p>
          </draw:text-box>
        </draw:frame>
        <draw:frame draw:style-name="gr8" draw:text-style-name="P5" draw:layer="layout" svg:width="2.551cm" svg:height="0.906cm" svg:x="5.3cm" svg:y="7.794cm">
          <draw:text-box>
            <text:p><text:span text:style-name="T1">i &gt;= 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2:28:06.500033243</meta:creation-date>
    <dc:date>2017-10-16T12:33:48.643044573</dc:date>
    <meta:editing-duration>PT5M42S</meta:editing-duration>
    <meta:editing-cycles>1</meta:editing-cycles>
    <meta:document-statistic meta:object-count="29"/>
    <meta:generator>LibreOffice/5.1.6.2$Linux_X86_64 LibreOffice_project/10m0$Build-2</meta:generator>
  </office:meta>
</office:document-meta>
</file>